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5.0228in" svg:y="0.0528in">
            <draw:object draw:notify-on-update-of-ranges="Sheet1.B1:Sheet1.B1 Sheet1.B2:Sheet1.B22 Sheet1.C1:Sheet1.C1 Sheet1.C2:Sheet1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string" calcext:value-type="string">
            <text:p>current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AC watts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8.91" calcext:value-type="float">
            <text:p>18.91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18.64" calcext:value-type="float">
            <text:p>18.64</text:p>
          </table:table-cell>
          <table:table-cell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float" office:value="18.38" calcext:value-type="float">
            <text:p>18.38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18.2" calcext:value-type="float">
            <text:p>18.2</text:p>
          </table:table-cell>
          <table:table-cell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float" office:value="17.98" calcext:value-type="float">
            <text:p>17.98</text:p>
          </table:table-cell>
          <table:table-cell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17.7" calcext:value-type="float">
            <text:p>17.7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float" office:value="17.53" calcext:value-type="float">
            <text:p>17.53</text:p>
          </table:table-cell>
          <table:table-cell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float" office:value="17.4" calcext:value-type="float">
            <text:p>17.4</text:p>
          </table:table-cell>
          <table:table-cell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float" office:value="16.9" calcext:value-type="float">
            <text:p>16.9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float" office:value="16.87" calcext:value-type="float">
            <text:p>16.87</text:p>
          </table:table-cell>
          <table:table-cell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float" office:value="16.6" calcext:value-type="float">
            <text:p>16.6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6.8" calcext:value-type="float">
            <text:p>16.8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16.5" calcext:value-type="float">
            <text:p>16.5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16.2" calcext:value-type="float">
            <text:p>16.2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16.1" calcext:value-type="float">
            <text:p>16.1</text:p>
          </table:table-cell>
          <table:table-cell/>
        </table:table-row>
        <table:table-row table:style-name="ro1">
          <table:table-cell/>
          <table:table-cell table:number-columns-repeated="2"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5.7" calcext:value-type="float">
            <text:p>15.7</text:p>
          </table:table-cell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5.4" calcext:value-type="float">
            <text:p>15.4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5.5" calcext:value-type="float">
            <text:p>15.5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5.2" calcext:value-type="float">
            <text:p>15.2</text:p>
          </table:table-cell>
          <table:table-cell office:value-type="float" office:value="406" calcext:value-type="float">
            <text:p>40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huck Kamas</meta:initial-creator>
    <meta:creation-date>2024-04-15T08:57:53.175221545</meta:creation-date>
    <dc:date>2024-04-19T11:50:55.655180191</dc:date>
    <dc:creator>Chuck Kamas</dc:creator>
    <meta:editing-duration>P4DT2H22M31S</meta:editing-duration>
    <meta:editing-cycles>1</meta:editing-cycles>
    <meta:document-statistic meta:table-count="1" meta:cell-count="47" meta:object-count="1"/>
    <meta:generator>LibreOffice/7.3.7.2$Linux_X86_64 LibreOffice_project/30$Build-2</meta:generator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aximum="20" chart:origin="0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15" chart:maximum="19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004586"/>
    </style:style>
    <style:style style:name="ch11" style:family="chart" style:data-style-name="N2"/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999cm" svg:y="0.316cm" chart:style-name="ch2">
          <text:p>Rogers 660 18v PS</text:p>
        </chart:title>
        <chart:plot-area chart:style-name="ch3" table:cell-range-address="Sheet1.B1:Sheet1.C22" chart:data-source-has-labels="row" svg:x="1.331cm" svg:y="1.275cm" svg:width="14.349cm" svg:height="6.564cm">
          <chart:coordinate-region svg:x="2.243cm" svg:y="1.474cm" svg:width="13.25cm" svg:height="5.718cm"/>
          <chart:axis chart:dimension="x" chart:name="primary-x" chart:style-name="ch4">
            <chart:title svg:x="8.051cm" svg:y="8.019cm" chart:style-name="ch5">
              <text:p>amps</text:p>
            </chart:title>
            <chart:grid chart:style-name="ch6" chart:class="major"/>
          </chart:axis>
          <chart:axis chart:dimension="y" chart:name="primary-y" chart:style-name="ch7">
            <chart:title svg:x="0.451cm" svg:y="4.945cm" chart:style-name="ch8">
              <text:p>volts</text:p>
            </chart:title>
            <chart:grid chart:style-name="ch6" chart:class="major"/>
          </chart:axis>
          <chart:series chart:style-name="ch9" chart:values-cell-range-address="Sheet1.C2:Sheet1.C22" chart:label-cell-address="Sheet1.C1:Sheet1.C1" chart:class="chart:scatter">
            <chart:domain table:cell-range-address="Sheet1.B2:Sheet1.B22"/>
            <chart:regression-curve chart:style-name="ch10">
              <chart:equation chart:display-equation="true" chart:display-r-square="true" svg:x="5.577cm" svg:y="1.604cm" chart:style-name="ch11"/>
            </chart:regression-curve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voltage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22</svg:desc>
                </draw:g>
              </table:table-cell>
              <table:table-cell office:value-type="float" office:value="18.91">
                <text:p>18.91</text:p>
                <draw:g>
                  <svg:desc>Sheet1.C2:Sheet1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8.64">
                <text:p>18.6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8.38">
                <text:p>18.3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18.2">
                <text:p>18.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17.98">
                <text:p>17.9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17.7">
                <text:p>17.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17.53">
                <text:p>17.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7.4">
                <text:p>17.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16.9">
                <text:p>16.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16.87">
                <text:p>16.8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16.6">
                <text:p>16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16.8">
                <text:p>16.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16.2">
                <text:p>16.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16.1">
                <text:p>16.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15.7">
                <text:p>15.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15.4">
                <text:p>15.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15.5">
                <text:p>15.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15.2">
                <text:p>15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